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2a6099" style:vertical-align="middle"/>
      <style:text-properties fo:font-weight="bold" style:font-weight-asian="bold" style:font-weight-complex="bold"/>
    </style:style>
    <style:style style:name="ce3" style:family="table-cell" style:parent-style-name="Border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2a6099" style:text-align-source="fix" style:repeat-content="fals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1" table:number-columns-repeated="16375" table:default-cell-style-name="Default"/>
        <table:table-row table:style-name="ro1" table:number-rows-repeated="3">
          <table:table-cell table:number-columns-repeated="8"/>
          <table:table-cell table:style-name="Default"/>
          <table:table-cell table:number-columns-repeated="16375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table-cell table:style-name="ce2" office:value-type="string" calcext:value-type="string" table:number-columns-spanned="4" table:number-rows-spanned="3">
            <text:p><text:s text:c="43"/>SEMESTER1</text:p>
          </table:table-cell>
          <table:covered-table-cell table:number-columns-repeated="2"/>
          <table:covered-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covered-table-cell table:number-columns-repeated="3"/>
          <table:covered-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covered-table-cell table:number-columns-repeated="3"/>
          <table:covered-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table-cell table:style-name="ce3" office:value-type="string" calcext:value-type="string">
            <text:p>Course Name </text:p>
          </table:table-cell>
          <table:table-cell table:style-name="ce3" office:value-type="string" calcext:value-type="string">
            <text:p><text:s text:c="7"/>Credits</text:p>
          </table:table-cell>
          <table:table-cell table:style-name="ce3" office:value-type="string" calcext:value-type="string">
            <text:p><text:s text:c="7"/>Grade</text:p>
          </table:table-cell>
          <table:table-cell table:style-name="ce3" office:value-type="string" calcext:value-type="string">
            <text:p>Credits * Grade</text:p>
          </table:table-cell>
          <table:table-cell table:style-name="ce1" table:number-columns-repeated="16375"/>
        </table:table-row>
        <table:table-row table:style-name="ro1">
          <table:table-cell table:number-columns-repeated="5"/>
          <table:table-cell table:style-name="ce4" table:number-columns-spanned="4" table:number-rows-spanned="1"/>
          <table:covered-table-cell table:number-columns-repeated="3" table:style-name="ce4"/>
          <table:table-cell table:number-columns-repeated="16375"/>
        </table:table-row>
        <table:table-row table:style-name="ro1">
          <table:table-cell table:number-columns-repeated="8"/>
          <table:table-cell table:style-name="Default"/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Mat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formula="of:=[.G12] * [.H12]" office:value-type="float" office:value="24" calcext:value-type="float">
            <text:p>24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Bibl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formula="of:=[.G13] * [.H13]" office:value-type="float" office:value="28" calcext:value-type="float">
            <text:p>28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Comput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formula="of:=[.G14] * [.H14]" office:value-type="float" office:value="39" calcext:value-type="float">
            <text:p>39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accoun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formula="of:=[.G15] * [.H15]" office:value-type="float" office:value="45" calcext:value-type="float">
            <text:p>45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Englis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[.G16] * [.H16]" office:value-type="float" office:value="36" calcext:value-type="float">
            <text:p>3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Study and researc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formula="of:=[.G17] * [.H17]" office:value-type="float" office:value="32" calcext:value-type="float">
            <text:p>32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4" table:number-rows-spanned="3">
            <text:p><text:span text:style-name="T1">                                          SEMESTER</text:span><text:span text:style-name="T2">2</text:span></text:p>
          </table:table-cell>
          <table:covered-table-cell table:number-columns-repeated="3" table:style-name="ce6"/>
          <table:table-cell table:number-columns-repeated="16375"/>
        </table:table-row>
        <table:table-row table:style-name="ro1">
          <table:table-cell table:number-columns-repeated="5"/>
          <table:covered-table-cell table:style-name="ce4"/>
          <table:covered-table-cell table:style-name="ce6"/>
          <table:covered-table-cell table:number-columns-repeated="2" table:style-name="ce4"/>
          <table:table-cell table:number-columns-repeated="16375"/>
        </table:table-row>
        <table:table-row table:style-name="ro1">
          <table:table-cell table:number-columns-repeated="5"/>
          <table:covered-table-cell table:number-columns-repeated="4" table:style-name="ce4"/>
          <table:table-cell table:number-columns-repeated="16375"/>
        </table:table-row>
        <table:table-row table:style-name="ro1">
          <table:table-cell table:number-columns-repeated="8"/>
          <table:table-cell table:formula="of:=[.G21] * [.H2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22] * [.H2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23] * [.H2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24] * [.H2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25] * [.H2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26] * [.H2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3">
            <text:p><text:span text:style-name="T3">                                          SEMESTER</text:span>3</text:p>
          </table:table-cell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4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4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8"/>
          <table:table-cell table:formula="of:=[.G30] * [.H3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31] * [.H3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32] * [.H3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33] * [.H3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34] * [.H3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[.G35] * [.H35]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table:formula="of:=SUM([.G11:.G35])" office:value-type="float" office:value="16" calcext:value-type="float">
            <text:p>16</text:p>
          </table:table-cell>
          <table:table-cell table:style-name="ce7" table:formula="of:=AVERAGE([.H11:.H35])" office:value-type="float" office:value="13" calcext:value-type="float">
            <text:p>13.00</text:p>
          </table:table-cell>
          <table:table-cell table:formula="of:=SUM([.I12:.I35])" office:value-type="float" office:value="204" calcext:value-type="float">
            <text:p>204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rder" style:family="table-cell" style:parent-style-name="Default">
      <style:table-cell-properties fo:background-color="#2a60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1:14:15.835096998</meta:creation-date>
    <dc:date>2025-01-22T12:46:38.553812119</dc:date>
    <meta:editing-duration>PT19M53S</meta:editing-duration>
    <meta:editing-cycles>2</meta:editing-cycles>
    <meta:generator>LibreOffice/24.8.3.2$Linux_X86_64 LibreOffice_project/480$Build-2</meta:generator>
    <meta:document-statistic meta:table-count="1" meta:cell-count="47" meta:object-count="0"/>
  </office:meta>
</office:document-meta>
</file>